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6cm" fo:min-width="1.79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67cm" fo:min-width="5.064cm"/>
    </style:style>
    <style:style style:name="gr4" style:family="graphic" style:parent-style-name="standard">
      <style:graphic-properties draw:textarea-horizontal-align="justify" draw:textarea-vertical-align="middle" draw:auto-grow-height="false" fo:min-height="1.021cm" fo:min-width="5.064cm"/>
    </style:style>
    <style:style style:name="gr5" style:family="graphic" style:parent-style-name="standard">
      <style:graphic-properties draw:textarea-horizontal-align="justify" draw:textarea-vertical-align="middle" draw:auto-grow-height="false" fo:min-height="0.576cm" fo:min-width="0.39cm"/>
    </style:style>
    <style:style style:name="gr6" style:family="graphic" style:parent-style-name="standard">
      <style:graphic-properties draw:stroke="none" svg:stroke-color="#000000" draw:fill="none" draw:fill-color="#ffffff" fo:min-height="1.655cm"/>
    </style:style>
    <style:style style:name="gr7" style:family="graphic" style:parent-style-name="standard">
      <style:graphic-properties draw:textarea-horizontal-align="justify" draw:textarea-vertical-align="middle" draw:auto-grow-height="false" fo:min-height="0.894cm" fo:min-width="2.513cm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2.205cm"/>
    </style:style>
    <style:style style:name="gr9" style:family="graphic" style:parent-style-name="standard">
      <style:graphic-properties draw:textarea-horizontal-align="justify" draw:textarea-vertical-align="middle" draw:auto-grow-height="false" fo:min-height="0.646cm" fo:min-width="3.62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524cm" svg:x="4.302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5.445cm" svg:y1="2.778cm" svg:x2="5.445cm" svg:y2="3.921cm">
          <text:p/>
        </draw:line>
        <draw:custom-shape draw:style-name="gr3" draw:text-style-name="P1" draw:layer="layout" svg:width="9.144cm" svg:height="1.016cm" svg:x="1.127cm" svg:y="6.334cm">
          <text:p text:style-name="P1">Get Hours worked this week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5.572cm" svg:y1="5.191cm" svg:x2="5.572cm" svg:y2="6.334cm">
          <text:p/>
        </draw:line>
        <draw:custom-shape draw:style-name="gr4" draw:text-style-name="P1" draw:layer="layout" svg:width="9.144cm" svg:height="1.27cm" svg:x="1.635cm" svg:y="3.794cm">
          <text:p text:style-name="P1">Get Hourly rate of pa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5.572cm" svg:y1="7.477cm" svg:x2="5.572cm" svg:y2="9.509cm">
          <text:p/>
        </draw:line>
        <draw:custom-shape draw:style-name="gr5" draw:text-style-name="P1" draw:layer="layout" svg:width="1.778cm" svg:height="1.651cm" svg:x="4.683cm" svg:y="9.509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layer="layout" svg:width="6.35cm" svg:height="3.766cm" svg:x="13.065cm" svg:y="2.016cm">
          <draw:text-box>
            <text:p>Key</text:p>
            <text:p>1 – Hours worked that week &gt; 40, x extra hours pay by 1.5 </text:p>
          </draw:text-box>
        </draw:frame>
        <draw:line draw:style-name="gr2" draw:text-style-name="P1" draw:layer="layout" svg:x1="6.461cm" svg:y1="10.398cm" svg:x2="9.509cm" svg:y2="10.271cm">
          <text:p/>
        </draw:line>
        <draw:custom-shape draw:style-name="gr7" draw:text-style-name="P1" draw:layer="layout" svg:width="4.953cm" svg:height="1.143cm" svg:x="11.795cm" svg:y="9.636cm">
          <text:p text:style-name="P1">PUT gross pay + additional hour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5.445cm" svg:y1="11.16cm" svg:x2="5.445cm" svg:y2="14.335cm">
          <text:p/>
        </draw:line>
        <draw:custom-shape draw:style-name="gr8" draw:text-style-name="P1" draw:layer="layout" svg:width="4.445cm" svg:height="0.889cm" svg:x="3.54cm" svg:y="14.335cm">
          <text:p text:style-name="P1">PUT Gross pa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draw:layer="layout" svg:width="4.572cm" svg:height="1.27cm" svg:x="6.588cm" svg:y="18.526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5.699cm" svg:y1="15.224cm" svg:x2="8.366cm" svg:y2="18.526cm">
          <text:p/>
        </draw:line>
        <draw:line draw:style-name="gr2" draw:text-style-name="P1" draw:layer="layout" svg:x1="13.954cm" svg:y1="10.779cm" svg:x2="8.366cm" svg:y2="18.5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7:39:28.847163000</meta:creation-date>
    <dc:date>2014-10-08T17:54:24.623704000</dc:date>
    <meta:editing-duration>PT14M58S</meta:editing-duration>
    <meta:editing-cycles>1</meta:editing-cycles>
    <meta:document-statistic meta:object-count="15"/>
    <meta:generator>LibreOffice/4.3.1.2$MacOSX_X86_64 LibreOffice_project/958349dc3b25111dbca392fbc281a05559ef6848</meta:generator>
  </office:meta>
</office:document-meta>
</file>